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paragraph-properties fo:break-before="page"/>
      <style:text-properties fo:language="hsb" fo:country="DE"/>
    </style:style>
    <style:style style:name="P3" style:family="paragraph" style:parent-style-name="Preformatted_20_Text">
      <style:text-properties fo:language="hsb" fo:country="DE" officeooo:paragraph-rsid="00181783"/>
    </style:style>
    <style:style style:name="T1" style:family="text">
      <style:text-properties officeooo:rsid="001817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%----------------------------------- </text:p>
      <text:p text:style-name="P1">% https://digital.slub-dresden.de/data/kitodo/BibltojeZ_478590679/BibltojeZ_478590679_tif/jpegs/00001587.tif.large.jpg </text:p>
      <text:p text:style-name="P1">%----------------------------------------------------------- </text:p>
      <text:p text:style-name="P1"/>
      <text:p text:style-name="P3">%----------------------------------- </text:p>
      <text:p text:style-name="P3"/>
      <text:p text:style-name="P3">kapitl((List swj. japoštoła Pawoła na Ephefizkich.<text:span text:style-name="T1">))</text:span></text:p>
      <text:p text:style-name="P3"/>
      <text:p text:style-name="P3"><text:span text:style-name="T1">staw((</text:span>Prěni staw.<text:span text:style-name="T1">))</text:span></text:p>
      <text:p text:style-name="P3"/>
      <text:p text:style-name="P3"><text:span text:style-name="T1">detail((</text:span>Dźakowanje za duchowne dobroty Bože; załožk hnadneho wuzwolenja; modlenje wo pšizporjenje wěry.<text:span text:style-name="T1">))</text:span></text:p>
      <text:p text:style-name="P3"><text:s/></text:p>
      <text:p text:style-name="P3">%----------------------------------- </text:p>
      <text:p text:style-name="P3"/>
      <text:p text:style-name="P3">1. Pawoł, japoštoł Jezom Chrysta přez Božu wolu, tym swjatym we Ephezu a wěrnym w Chrystusu Jezusu: <text:span text:style-name="T1">ref((</text:span>2 Kor. 1, 1: 1 Kor.1, 2.<text:span text:style-name="T1">))</text:span></text:p>
      <text:p text:style-name="P3"><text:s/></text:p>
      <text:p text:style-name="P3">2. Hnada budź z wami a měr wot Boha, našeho Wótca, a teho Knjeza Jezom Chrysta. <text:span text:style-name="T1">ref((</text:span>Rom. 1, 7.<text:span text:style-name="T1">))</text:span></text:p>
      <text:p text:style-name="P3"/>
      <text:p text:style-name="P3"><text:span text:style-name="T1">detail((</text:span>Epistola na 5. njedźelu po třoch kralach.<text:span text:style-name="T1">))</text:span></text:p>
      <text:p text:style-name="P3"><text:s/></text:p>
      <text:p text:style-name="P1">3. [Chwaleny budź Bóh a tón Wótc našeho Knjeza Jezom Chrysta, kiž nas požohnował je ze wšěm duchomnym pożohnowanjom w njebjezkich (wěcach) přez Chrystusa; <text:span text:style-name="T1">ref((</text:span>1 Pětr. 1, 3.<text:span text:style-name="T1">))</text:span></text:p>
      <text:p text:style-name="P1"/>
      <text:p text:style-name="P3">4. Kaž nas wuzwolił je přez teho sameho, prjedy dyžli teho swěta grunt załoženy bě, zo bychmy my swjeći byli a bjez poroka před nim w lubosći; <text:span text:style-name="T1">ref((</text:span>Jan. 15, 16.<text:span text:style-name="T1">))</text:span></text:p>
      <text:p text:style-name="P3"><text:s/></text:p>
      <text:p text:style-name="P3">5. A je nas sebi prjedy wustajił k dźěćatztwu přez Jezom Chrysta, po dobrym zpodobanju swojeje wole, <text:span text:style-name="T1">ref((</text:span>Rom. 8, 1b.<text:span text:style-name="T1">))</text:span></text:p>
      <text:p text:style-name="P3"><text:s/></text:p>
      <text:p text:style-name="P3">6. K chwalbje swojeje krasneje hnady, přez kotruž wón nas je zpodobnych sčinił w tym lubowanyml; <text:span text:style-name="T1">ref((</text:span>Mat. 3, 17.<text:span text:style-name="T1">))</text:span></text:p>
      <text:p text:style-name="P3"><text:s/></text:p>
      <text:p text:style-name="P3">7. Na kotrymž my mamy to wumoženje přez jeho krej, tych hrěchow wodaće, po tym bohatztwje jeho hnady, <text:span text:style-name="T1">ref((</text:span>Jap. zk. 20, 28.<text:span text:style-name="T1">))</text:span></text:p>
      <text:p text:style-name="P3"><text:s/></text:p>
      <text:p text:style-name="P1">8. Kotraž so nam bohaće je doztała přez wšelki rozum a mudrosć; </text:p>
      <text:p text:style-name="P1"/>
      <text:p text:style-name="P1">9. A je nam k wědźenju dał tu potajnozć swojeje wole po swojim dobrym zpodobanju, kotrež wón běše wustajił sam při sebi, <text:span text:style-name="T1">ref((</text:span>Kol. 1, 26.<text:span text:style-name="T1">))</text:span> </text:p>
      <text:p text:style-name="P1"/>
      <text:p text:style-name="P1">10. So by prědowane było, jako tón čas bě dopjelnjeny, tak zo bychu wšitke wěcy na jene zhromadźene byłe w Chrystusu, wšitko, štož na njebjesach a štož na zemi je, přez njeho sameho; <text:span text:style-name="T1">ref((</text:span>Gal. 4, 4.<text:span text:style-name="T1">))</text:span> </text:p>
      <text:p text:style-name="P1"/>
      <text:p text:style-name="P1">11. Přez kotrehož my tež k temu herbztwu smy pšipušćeni, kiž my smy prjedy wuztajeni, po tym naztajenju teho, kiž wšitke wěcy čini po radźe swojeje wole, <text:span text:style-name="T1">ref((</text:span>Jap. zk. 26, 18.<text:span text:style-name="T1">))</text:span> </text:p>
      <text:p text:style-name="P1"/>
      <text:p text:style-name="P3">12. Tak zo bychmy něšto byli k chwalbje jeho krasnosće, kiž my smy prjedy nadźiju měli w Chrystusu; <text:span text:style-name="T1">ref((</text:span>Gal. 3, 23. 25.<text:span text:style-name="T1">))</text:span></text:p>
      <text:p text:style-name="P3"><text:s/></text:p>
      <text:p text:style-name="P3">13. Přez kotrehož tež wy sće słyšeli to słowo teje prawdy, to je to ewangelion wot wašeje zbóžnozće; přez kotrehož wy tež, jako wy wěrješće, zazyglowani sće z tym swjatym Duchom teho slubjenja, <text:span text:style-name="T1">ref((</text:span>St. 4, 30.<text:span text:style-name="T1">))</text:span></text:p>
      <text:p text:style-name="P3"><text:s/></text:p>
      <text:p text:style-name="P3">14. Kiž je zawdawk našeho herbztwa na naše wumoženje, zo bychmy sami jeho byli k <text:soft-page-break/>chwalbje jeho česće. <text:span text:style-name="T1">ref((</text:span>2 Kor. 1, 22.<text:span text:style-name="T1">))</text:span></text:p>
      <text:p text:style-name="P3"/>
      <text:p text:style-name="P3"><text:span text:style-name="T1">detail((</text:span>Epistola na 2. swjedźeń swjatkow.<text:span text:style-name="T1">))</text:span></text:p>
      <text:p text:style-name="P3"><text:s/></text:p>
      <text:p text:style-name="P1">15. [Teho dla tež ja, hdyž słyšał sym wot teje wěry, kotruž wy maće na teho Knjeza Jezusa a wot wašeje lubosće k wšitkim swjatym, <text:span text:style-name="T1">ref((</text:span>Kol. 1, 4.<text:span text:style-name="T1">))</text:span> </text:p>
      <text:p text:style-name="P1"/>
      <text:p text:style-name="P1">16. Njepšeztawam so za was dźakować a spominam na was w mojej modlitwje, </text:p>
      <text:p text:style-name="P1"/>
      <text:p text:style-name="P1">17. So by Bóh našeho Knjeza Jezom Chrysta, tón Wótc teje česće, wam dał ducha teho rozuma a zjewjenja, k swojemu samemu póznaću, </text:p>
      <text:p text:style-name="P1"/>
      <text:p text:style-name="P1">18. A rosswětlenej woči wašeje mysle, zo byšće wy póznali, kotra ta nadźija je wašeho powołanja, a kotre je to bohatstwo jeho krasneho herbztwa za swojich swjatych, <text:span text:style-name="T1">ref((</text:span>2 Kor. 4, 4.<text:span text:style-name="T1">))</text:span> </text:p>
      <text:p text:style-name="P1">19. Tež kotra je ta jeho přez měru wulka móc přećiwo nam, </text:p>
      <text:p text:style-name="P2">%----------------------------------- </text:p>
      <text:p text:style-name="P1">% https://digital.slub-dresden.de/data/kitodo/BibltojeZ_478590679/BibltojeZ_478590679_tif/jpegs/00001588.tif.large.jpg </text:p>
      <text:p text:style-name="P1">%----------------------------------------------------------- </text:p>
      <text:p text:style-name="P3">kiž my wěrimy, po tym dokonjenju jeho mózneje sylnozće. <text:span text:style-name="T1">ref((</text:span>1 gor. 2, 5.<text:span text:style-name="T1">))</text:span></text:p>
      <text:p text:style-name="P3"/>
      <text:p text:style-name="P3"><text:span text:style-name="T1">detail((</text:span>Epistola na Bože spěće.<text:span text:style-name="T1">))</text:span></text:p>
      <text:p text:style-name="P3"><text:s/></text:p>
      <text:p text:style-name="P1">20. Bóh je móznu sylnozć wopokazał na Chrystusu, jako jeho je wot morwych horje zbudźił a jeho sadźił na swoju prawicu w njebjesach, <text:span text:style-name="T1">ref((</text:span>Jap. zk. 3, 15.<text:span text:style-name="T1">))</text:span> </text:p>
      <text:p text:style-name="P1"/>
      <text:p text:style-name="P1">21. Wyše wšitke fěršćinztwa, krasnosće, mocy, knjejztwa a na wšitko, štož mjeno ma a mjenowane budźe, nic jeno na tym swěće, ale tež w přichodnym; </text:p>
      <text:p text:style-name="P1"/>
      <text:p text:style-name="P3">22. A je wšitko pod jeho nohi podał a jeho postajił za hłowu na wšitko tej cyrkwi, <text:span text:style-name="T1">ref((</text:span>Pj. 8, 7. 8.<text:span text:style-name="T1">))</text:span></text:p>
      <text:p text:style-name="P3"><text:s/></text:p>
      <text:p text:style-name="P3">23. Kotraž jeho ćěło je a dopjelnozć teho, kiž wšitko we wšitkich napjelni.) <text:span text:style-name="T1">ref((</text:span>Rom. 12, 5.<text:span text:style-name="T1">))</text:span></text:p>
      <text:p text:style-name="P3"/>
      <text:p text:style-name="P3">%----------------------------------- </text:p>
      <text:p text:style-name="P3"/>
      <text:p text:style-name="P3"><text:span text:style-name="T1">staw((</text:span>2. Staw.<text:span text:style-name="T1">))</text:span></text:p>
      <text:p text:style-name="P3"/>
      <text:p text:style-name="P3"><text:span text:style-name="T1">detail((</text:span>Hubjenozć čłowjeka zwonkach Chrystusa, a zbóžne žiwjenje w Chrystusu.<text:span text:style-name="T1">))</text:span></text:p>
      <text:p text:style-name="P3"/>
      <text:p text:style-name="P3">%----------------------------------- </text:p>
      <text:p text:style-name="P3"/>
      <text:p text:style-name="P3">1. A tež was je wón horje zbudźił z Khryztusom, jako wy morwi běšće přez přestupjenje a přez hrěchi, <text:span text:style-name="T1">ref((</text:span>Kol. 2, 13.<text:span text:style-name="T1">))</text:span></text:p>
      <text:p text:style-name="P3"><text:s/></text:p>
      <text:p text:style-name="P1">2. W kotrychž wy něhdy sće chodźili po wašnju teho swěta a po fěršće, kotryž na wětře knježi; to je po tym duchu, kotryž nětk swoje činjenje ma w dźěćoch teje njewěry, Tit. 3, 3. </text:p>
      <text:p text:style-name="P1">3. Bjez kotrymiž tež my wšitcy něhdy khodźachmy w žadosćach našeho ćěła a činjachmy to, štož so spodobaše ćěłu a myslam, a běchmy z pširodźenja dźěći teho hněwa, runje jako tež ći druzy. Kol: 3, 7. Epistola na njedźelu Exaudi. </text:p>
      <text:p text:style-name="P1">4. Ale Bóh, kiž je bohaty na smilnozći, swojeje wulkeje miłosće dla, z kotrejž wón nas je lubował, St. 1, 7. </text:p>
      <text:p text:style-name="P1">5. Jako my morwi běchmy w hrěchach, je nas z Khryztusom žiwych sčinił (přetož z hnadu sće wy zbóžni sčinjeni); Rom. 5, 6 a. </text:p>
      <text:p text:style-name="P1">6. Tež je nas z nim zbudźił a sobu z nim na njebjeske sadźił w Chrystusu Jezusu, 2 Kor. 4, 14. </text:p>
      <text:p text:style-name="P1">7. Tak zo by wón wopokazał w pšichodnych časach to přez měru wulke bohatstwo swojeje hnady, ze swojeje dobroćiwozće, kotruž wón nad nami zjewi w Chrystusu Jezusu. </text:p>
      <text:p text:style-name="P1">8. Přetož z hnady sće wy zbóžni sčinjeni přez wěru (a to njeje wot was: Boži dar to je); Gal. 2, 16. </text:p>
      <text:p text:style-name="P1">9. Nic ze skutkow, zo by so nichtó njekhwalił. </text:p>
      <text:p text:style-name="P1">10. Přetož my smy jeho skutk, ztworjeni w Chrystusu Jezusu k dobrym skutkam, na kotrež Bóh nas prjedy je zhotował, zo bychmy w nich chodźili. Pj 100,3. tit. 2, 11. </text:p>
      <text:p text:style-name="P1">11. Teho dla zpomńće na to, zo wy, kiž wy něhdy sće póhanjo byli po ćěle a njewobrězk mjenowani běšće wot tych, kiž su mjenowani to wobrězanje po ćěle, kotrež so z ruku stanje, St. 5, 8. 1 Kor: 12, 2. </text:p>
      <text:p text:style-name="P1">12. So wy w tamnym času sće bjez Chrystusa byli, cuzy a wotdźěleni wot Israelskeho měšćanztwa, tež cuzy wot tych zakonjow teho sluba; a njeměješće žaneje nadźije a běšće bjez Boha na swěće; Neh. 2, 20. Rom. 9, 4. </text:p>
      <text:p text:style-name="P1">13. Nětk pak sće wy w Chrystusu Jezusu, kiž něhdy dalozy sće byli, blizzy sčinjeni přez tu krej Chrystusowu. </text:p>
      <text:p text:style-name="P1">14. Přetož wón je naš měr, kiž wot wobeju je jene sčinił a je wotłamał płót, kotryž srjedźa běše, a přez swoje ćěło preč wzał to njepšećelztwo, Jez. 9, 6. Jap. zk. 10, 36. </text:p>
      <text:p text:style-name="P1"><text:soft-page-break/>15. To je, wón je tón zakoń tych kaznjow, kiž wosebne wučby měješe, zahubił, zo tajke wučby wjazy njepłaća; zo by tak wot dweju (wot Zida a wot póhana) jeneho noweho čłowjeka (abo kšezćijana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9.tif.large.jpg </text:p>
      <text:p text:style-name="P1">%----------------------------------------------------------- </text:p>
      <text:p text:style-name="P1"><text:s/>Chwalba (St. 2. 3.) na Ephefizkich. prědaŕzkeho 283 sam přez so stworił a měr sčinił; Kol. 2, 14. </text:p>
      <text:p text:style-name="P1">16. A zo by wón wobeju w jednym ćěle z Bohom zjednał, přez tón křiž, na kotrymž wón sam přez so to njepšećelztwo je morił; Kol. 1, 20. </text:p>
      <text:p text:style-name="P1">17. A je přišoł a měr připowědał přez to ewangelion tak derje wam, kiž wy daloko běšće, jako tež tym, kotřiž blisko běchu; </text:p>
      <text:p text:style-name="P1">18. Přetož přez njeho mój wobaj dwaj mamój w jednym duchu pšiztup k temu Wótcu. Jan. 14, 6. Epistola na swjatočničku. </text:p>
      <text:p text:style-name="P1">19. [Dha teho dla wy nětk njejsće wjazy hozćo a podróžnizy, ale běrgarjo z tymi swjatymi a Boži domjacy, Phil. 3, 20. Hebr. 12, 22. 23. </text:p>
      <text:p text:style-name="P1">20. Natwarjeni na grunt tych japoštołow a profetow, hdźež Jezus Chrystus sam róžkny kamjeń je, </text:p>
      <text:p text:style-name="P1">21. Na kotrymž to cyłe twarjenje hromadu zwjazane rozće k swjatemu templu w tym Knjezu, St. 4, 16. </text:p>
      <text:p text:style-name="P1">22. Na kotrymž tež wy sobu ztwarjeni sće k Božemu wobydlenju w tym Duchu. 1 Pětr. 2, 5. </text:p>
      <text:p text:style-name="P1">3. staw. Chwalba prědaŕzkeho zaztojńztwa, jako pomozneje wěcy wobroćenja. </text:p>
      <text:p text:style-name="P1">1. Teho dla ja, Pawoł, kiž sym jaty Chrystusowy Jezusowy za was pohanow, Jap. zk. 21, 33. Phil. 1, 7. </text:p>
      <text:p text:style-name="P1">2. Dokelž sće słyšeli wot teho zaztojńztwa teje hnady Božeje, kotrež mi waše dla date je, Jap. zk. 9, 15. </text:p>
      <text:p text:style-name="P1">3. So mi přez Bože zjewjenje je k wědźenju sčinjene to potajnztwo, kaž ja wam prjedy z krótkim sym pisał, </text:p>
      <text:p text:style-name="P1">4. S kotrehož, hdyž jo lazujeće, wy zrozumić móžeće moju wědomnozć w tym Chrystusowym potajnztwje, Kol. 4, 3. </text:p>
      <text:p text:style-name="P1">5. Kotrež w zachodnym času njeje zjewjene było tym čłoróskim dźěćom, jako nětko je zjewjene jeho swjatym japoštołam a profetam přez Ducha; </text:p>
      <text:p text:style-name="P1">6. To je, zo póhanjo su sobuherbojo a jene ćěło, tež runje dostojni jeho sluba w Chrystusu, přez to ewangelion, Gal. 3, 28. 29. </text:p>
      <text:p text:style-name="P1">7. Kotrehož ja sym słužomnik postajeny po darje teje hnady Božeje, kiž mi data je po zamóženju jeho mocy; Rom. 1, 5. </text:p>
      <text:p text:style-name="P1">8. Mi, temu najnižšemu bjez wšitkimi swjatymi, je data ta hnada, zo bych bjez tymi pohanami připowědał to njedowuslědźene bohatstwo Chrystusowe; 1 Kor. 15, 9. 10. Jap. zk. 9, 15. Gal. 1, 16. </text:p>
      <text:p text:style-name="P1">9. A zo bych rosswěćił wšitkich, što to je to rune doztaće teho potajnstwa, kotrež wot spočatka teho swěta hew je potajene było w Bosy, kiž wšitke wěcy je stworił přez Jezom Chrysta, Jap. zk. 26, 188. Rom. 16, 25. </text:p>
      <text:p text:style-name="P1">10. Tak zo by nětko wědomna była zčinjena tym fěršćinztwam a knjejztwam na njebjesach přez cyrkej ta wšelka mudrosć Boža, 1 Pětr. 1, 12. </text:p>
      <text:p text:style-name="P1">11. Po tym wěčnym poztajenju, kotrež wón je sčinił w Chrystusu Jezusu, našim Knjezu, </text:p>
      <text:p text:style-name="P1">12. Přez kotrehož my mamy tu chrobłosć a tón pšiztup z cyłeje nadźije přez wěru do njeho. Jan. 14, 6. </text:p>
      <text:p text:style-name="P1">13. Dha prošu ja, zo by so wam njewoztudźiło w mojich žałozćach, kotrež ja za was ćerpju, dokelž to waša česć je. 1 Thes. 3, 3. Epistola na 16. njedźelu po swj. Trojicy. </text:p>
      <text:p text:style-name="P1">14. [Teho dla zhibuju ja swoje kolena k Wótcu našeho Knjeza Jezom Chrysta, </text:p>
      <text:p text:style-name="P1">15. Kiž tón prawy Wóćez je nade wšitkimi, kotrymž dźěći rěkaju w njebjesach a na zemi, </text:p>
      <text:p text:style-name="P1">16. So by wón wam dał po tym bohatztwje swojeje krasnosće, zo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0.tif.large.jpg </text:p>
      <text:p text:style-name="P1">%----------------------------------------------------------- </text:p>
      <text:p text:style-name="P1"><text:s/>284 zaztojńztwa. List (3. 4 zt.) Jednota. byšće přez jeho Ducha na znutsknym čłowjeku so z mozu posylnili, St. 6, 10. </text:p>
      <text:p text:style-name="P1">17. Tak zo by Chrystus přez wěru bydlił we wašich wutrobach, wy pak w lubosći zakorjenjeni a załoženi byli; ze wšěmi swjatymi, kotra je ta šěrokozć a dołhozć a wysokozć a hłubokozć; Hiob. 11, 8. 9. </text:p>
      <text:p text:style-name="P1">19. Tež póznali, *zo Chrystusa lubować wjele lěpje je, dyžli wšitko wjedźić, zo byšće napjelnjeni byli ze wšej Božej połnozću. * (abo: Chrystusowu lubosć, kotraž wšak wšitke póznaće pšetrjechi). </text:p>
      <text:p text:style-name="P1">20. Temu pak, kiž přez měru činić móže pře wšitko, štož prosymy abo myslimy, po tej mocy, kotraž we nas mócna je, Rom. 16, 25. </text:p>
      <text:p text:style-name="P1">21. Temu budź česć w tej zyrkwinej gmejnje, kotraž w Khryztu Jezusu je, kóždy čas, wot wěčnosće hač do wěčnosće. Hamjen. Ronm. 186, 27. </text:p>
      <text:p text:style-name="P1">4. staw. Napominanje k bohabojozći a k jednoće, wužitneho horjeztpića Chrystusoweho dla, a zo so dyrbja hrěchow a złózćow hladać. Epistola na 17. njedźelu po swj. Trojicy. </text:p>
      <text:p text:style-name="P1">1. [Teho dla napominam was ja jaty w tym Knjezu, zo byšće chodźili, kaž so hodźi po tym powołanju, z kotrymž powołani sće, Jap. zk. 21, 33. </text:p>
      <text:p text:style-name="P1">2. Se wšej ponižnozću a ćichej myslu, ze zćeŕpnozću, a znjezće jedyn druheho w lubosći; Kol. 3, 12. </text:p>
      <text:p text:style-name="P1">3. A hladajće swěru na to, zo byšće jednotu teho ducha zdźerželi, přez zwjazk teho měra; </text:p>
      <text:p text:style-name="P1">4. Jene ćěło a jedyn duch, jako wy tež powołani sće na jenu nadźiju wašeho powołanja; Rom. 12, 5. Jan. 14, 23. </text:p>
      <text:p text:style-name="P1">18. So byšće zapšijeć móhli </text:p>
      <text:p text:style-name="P1">5. Jedyn Knjez, jena wěra, jena křćenica; 5 Mójz. 6, 4. 1 Kor. 8, 4. 6. </text:p>
      <text:p text:style-name="P1">6. Jedyn Bóh a Wóćez wšitkich, kiž je wyše wšitkich a přez wšitkich a we was wšitkich.) Mal. 2, 10. 1 Kor. 12, 6. </text:p>
      <text:p text:style-name="P1">7. Kóždemu pak bjez nami je hnada data po tej měrje Chrystusoweho dara. 1 Kor. 12, 11. </text:p>
      <text:p text:style-name="P1">8. Teho dla praji wón: Wón je horjeztpił do wysokosće a je jastwo jate wjedł a ludźom dary dawał. Pz. 68, 19. </text:p>
      <text:p text:style-name="P1">9. So pak je horjeztpił, što to je, chiba zo wón tež je dele stupił do najzpódnišich městow teje zemje? </text:p>
      <text:p text:style-name="P1">10. Tón, kiž je dele stupił, je tež tón samy, kiž je horjeztpił wyše wšitkich njebjesow, zo by wšitko napjelnił. </text:p>
      <text:p text:style-name="P1">11. A wón je někotrych dał k japoštołam, někotrych pak k profetam, někotrych k evangeliztam, někotrych pak k paztyrjam a k wučerjam, 1 Kor. 12, 28. Jap. zk. 11, 27. </text:p>
      <text:p text:style-name="P1">12. So bychu so ći swjeći porjedźili na dźěło teho hamta, přez kotryž Chrystusowe ćěło by natwarjene było; </text:p>
      <text:p text:style-name="P1">13. Hač my wšitcy dóńdźemy k jenakej wěrje a póznaću teho Syna Božeho, a dokonjany muž budźemy po tej měrje tych dopjelnjenych lětow Khryztusowych; St. 3, 18. 19. </text:p>
      <text:p text:style-name="P1">14. So bychmy wjazy dźěći njebyli a so njedali tam a sem khabłać a wokoło hnać wot kóždeho wětra teje wučby, přez tych ludźi šibałztwo a lesnosć, z kotrejž na nas łakaju, zo bychu nas zawjedli. 1 Kor. 14, 20. </text:p>
      <text:p text:style-name="P1">15. Budźmy pak prawje swěrni na lubosći a rozćmy we wšitkim na tym, kiž ta hłowa je, to je Chrystus; St. 5, 23. </text:p>
      <text:p text:style-name="P1">16. Na kotrymž to cyłe ćěło, přistojnje złožene a zanknjene na wšěch stawach, přez jene zhibadło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1.tif.large.jpg </text:p>
      <text:p text:style-name="P1">%----------------------------------------------------------- </text:p>
      <text:p text:style-name="P1"><text:s/>Stary a nowy čłowjek. (St. 4. 5.) na Ephezizkich. Napominanje 285 temu druhemu k pomocy přińdźe, |z rukomaj něšto dobre, zo by dapo zamóženju, kotrež w kóždym zhibadle je po swojej měrje a čini, zo ćěło rozće a so samo twari, a to wšitko w lubosći. Rom. 12, 5. 1 Kor. 12, 12. </text:p>
      <text:p text:style-name="P1">17. To praju ja teho dla a swědču w tym Knjezu, zo njebyšće wy wjazy tak chodźili, kaž ći druzy póhanjo chodźa, po kničomnozći swojeje mysle, Rom. 1, 21. </text:p>
      <text:p text:style-name="P1">18. Kotrychž rozum je zaćmity, a su wotdźěleni wot Božeho žiwjenja přez tu njewědomnozć, kotraž w nich je, přez zaslepjenje jich wutroby; St. 2, 12. 1 Thes. 4, 5. </text:p>
      <text:p text:style-name="P1">19. Kiž su ztwjerdnjeni a su so podali na njepózćiwozć a ćěrja wšelku nječiztozć a lakomnozć. Rom. 1, 24. 26. </text:p>
      <text:p text:style-name="P1">20. Wy pak njejsće Chrystusa tak nawukli; </text:p>
      <text:p text:style-name="P1">21. Jeli zo jeno wot njeho sće słyšeli a w nim sće wučeni, kak w Jezusu ta prawda je. Epistola na 19. njedźelu po swj. Trojicy. </text:p>
      <text:p text:style-name="P1">22. [Dha wotpołožće po prěńšim wašnju teho stareho čłowjeka, kiž přez jebate lóšty so skazy; Rom. 6, 6. Kol. 3, 8. 1 Pětr. 2, 1. </text:p>
      <text:p text:style-name="P1">23. Wobnorbće so pak w duchu swojeje mysle, Rom. 12, 2. Kol. 3, 10. </text:p>
      <text:p text:style-name="P1">24. A woblečće so teho noweho čłowjeka, kotryž po Bosy ztworjeny je we wěrnej prawdosći a swjatosći. 1 Mójz. 1, 26. 27. </text:p>
      <text:p text:style-name="P1">25. Teho dla wotkładźće łžu a ryčće wěrnosć, kóždy ze swojim bližšim, dokelž my stawy smy bjez sobu. Kol. 3, 9. Rom. 12, 5. </text:p>
      <text:p text:style-name="P1">26. Hněwaće-li wy so, dha njehrěšće. šim hněwje zakhadźeć. Pz. 4, 5. Jak. 1, 19. </text:p>
      <text:p text:style-name="P1">27. Njedajće tež města temu, kiž hani. 1 Pětr. 5, 9. Jak. 4, 7. </text:p>
      <text:p text:style-name="P1">28. Štóž kranył je, tón njekrań wjazy; ale njech so prózuje a dźěła Njedajće słóncu na wa| wać měł potrjebnemu.| 1 Thes. 4, 11. </text:p>
      <text:p text:style-name="P1">29. Njedajće žanej zhniłej rěči z wašeho erta won hić, ale kotraž dobra je k polěpšenju, hdźež trjeba je, zo by lubozna była k słyšenju. Kol. 3, 16. 17. </text:p>
      <text:p text:style-name="P1">30. A njezrudźće teho swjateho Božeho Ducha, z kotrymž wy sće zazyglowani na dźeń teho wumoženja. </text:p>
      <text:p text:style-name="P1">31. Wšitka hóŕkozć a surowosć a hněw a hawtowanje a złe ryčenje budź daloko wot was, ze wšitkej złósću; Kol. 3, 8. </text:p>
      <text:p text:style-name="P1">32. Budźće pak jedyn přećiwo druhemu dobroćiwi, miłosćiwi, a wodajće sebi, jako tež wam Bóh w Chrystusu je wodawał. Phil. 2, 1. Kol. 3, 12. 5., staw. Napominanje k swjatemu žiwjenju; wučba za mandźelzkich, mužow a žony. Epistola na njedźelu Oculi. </text:p>
      <text:p text:style-name="P1">1. Čińće teho dla po Bosy, jako lube dźěći, </text:p>
      <text:p text:style-name="P1">2. A khodźće w lubosći, jako tež Chrystus nas je lubował a je so sam za nas podał za dar a wopor, Bohu k słódkemu wonjenju. Mark. 12, 31. </text:p>
      <text:p text:style-name="P1">3. Kurwarstwo pak a wša nječiztozć abo lakomztwo njedyrbi tež bjez wami mjenowane być, jako so swjatym słuša; Kol. 3, 5. </text:p>
      <text:p text:style-name="P1">4. Tež nic njehorne słowa a nabłazne ryče abo žorty, kiž wam njepšizteja, ale wjele wjazy dźakowanje. St. 4, 29. </text:p>
      <text:p text:style-name="P1">5. Přetož to dyrbiće wy wjedźić, zo žadyn kurwaŕ abo nječisty abo lakomny, kotryž je pšibóžnik, nima herbztwa na Chrystusowym a Božim kralestwje. </text:p>
      <text:p text:style-name="P1">6. Njedajće so nikomu zawjezć z prózdnymi ryčemi; přetož tych wěcow dla přińdźe hněw Boži na dźěći teje njewěry. Mat. 24, 4. Mark. 13, 5. Luk. 21, 8. 1Kór. 15, 33. 2 Thes. 2, 3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2.tif.large.jpg </text:p>
      <text:p text:style-name="P1">%----------------------------------------------------------- </text:p>
      <text:p text:style-name="P1"><text:s/>286 k swjatemu žiwjenju. List (5. zt.) Lubosć mandźelzkich. </text:p>
      <text:p text:style-name="P1">7. Teho dla njebudźće jich towaŕšojo. </text:p>
      <text:p text:style-name="P1">8. Přetož wy běšće prjedy ćěmnosć, nětk pak sće swětłosć w tym Knjezu. Khodźće jako dźěći teho swětła. 1 Pětr. 2, 9. Jan. 12, 36. </text:p>
      <text:p text:style-name="P1">9. Teho ducha płód so wopokazuje we wšej dobroće a prawdosći a wěrnosći.) </text:p>
      <text:p text:style-name="P1">10. Tež zpytajće, što by temu Knjezej spodobne było; Rom. 12, 2: </text:p>
      <text:p text:style-name="P1">11. A njemějće ničo činić z tymi njepłódnymi skutkami teje ćmy, ale swaŕće wjele bóle na nje. 2 Kor. 6, 14. 2 Thes. 3, 14. </text:p>
      <text:p text:style-name="P1">12. Přetož štož so skradźu wot nich stanje, to je tež hroznje prajić. </text:p>
      <text:p text:style-name="P1">13. To wšitko pak budźe zjawne, hdyž budźe wot swětła dowjedźene. Přetož wšitko, štož budźe zjawne, to je swětło. </text:p>
      <text:p text:style-name="P1">14. Teho dla praji wón: Wozuć, kiž ty spiš, a stawaj wot morwych, dha budźe će Chrystus rozswětlić. Jez. 60, 1. </text:p>
      <text:p text:style-name="P1">15. Dha hladajće, kak byšće rozumnje chodźili, nic jako ći njemudri, ale jako ći mudri; Mat. 10, 16. </text:p>
      <text:p text:style-name="P1">16. A wukupće sebi sprawny čas, přetož tón čas je zły. Rom. 12, 11. Kol. 4, 5. </text:p>
      <text:p text:style-name="P1">17. Teho dla njebudźće njerozomni, ale rozumni na to, što by była teho Knjeza wola. Rom. 12, 2. 1 Thes. 4, 3. </text:p>
      <text:p text:style-name="P1">18. A njewopijće so wina, z kotrehož njezdobne wašnje přińdźe; ale budźće połni ducha, Luk. 21, 34. </text:p>
      <text:p text:style-name="P1">19. A ryčće bjez sobu wot pzalmow a wot khwalobnych a duchownych khěrlušow, zpěwajće a hrajće temu Knjezej we wašej wutrobje; Kol. 3, 16. </text:p>
      <text:p text:style-name="P1">20. A dźakujće so kóždy čas za wšo Bohu a temu Wótcu w tym mjenje našeho Knjeza Jezom Chrysta; Kol. 3, 17. </text:p>
      <text:p text:style-name="P1">21. A budźće jedyn druhemu poddani w bohabojozći. j Pětr. 5, 5. Tekst na 21. njedźelu po swj. Trojicy. IV. </text:p>
      <text:p text:style-name="P1">22. Wy žony, budźće poddane swojim mužam, jako temu Knjezej. 1 Mójz. 3, 16. Kol. 3, 18. 1 Pětr. , 1. </text:p>
      <text:p text:style-name="P1">23. Přetož tón muž je teje žony hłowa, runje jako tež Chrystus je hłowa teje gmejny, a wón je swojeho ćěła zbóžnik. 1 Kor. 11, 3. </text:p>
      <text:p text:style-name="P1">24. Ale kaž ta gmejna je Chrystusej poddana, tak tež žony swojim mužam we wšěch wěcach. </text:p>
      <text:p text:style-name="P1">25. Wy mužojo, lubujće swoje žony, runje jako Chrystus lubował je tu gmejnu a je so sam za nju podał, Kol. 3, 19. Gal. 2, 20. </text:p>
      <text:p text:style-name="P1">26. So by wón ju woswjećił, a je ju wučisćił přez tu kupjel w tym słowje, Jan. 17, 17. </text:p>
      <text:p text:style-name="P1">27. So by ju sam sebi postajił za krasnu gmejnu, kotraž njebyła zmazana abo njeměła žaneho zmorzka, ani ničeho tajkeho, ale zo by swjata a bjez poroka była. Pz. 45, 14. </text:p>
      <text:p text:style-name="P1">28. Tak dyrbja tež ći mužojo swoje žony lubować jako same swoje ćěła. Štóž swoju žonu lubuje, tón lubuje sam so. </text:p>
      <text:p text:style-name="P1">29. Přetož nichtó njeje nihdy sam swoje ćěło hidźił; ale wón je kubła a pyta, runje jako tež tón Knjez tu gmejnu. </text:p>
      <text:p text:style-name="P1">30. Přetož my smy stawy jeho ćěła, wot jeho mjasa a wot jeho kozćow. Rom. 12, 5. 1 Kor. 6, 15. </text:p>
      <text:p text:style-name="P1">31. Teho dla budźe čłowjek swojeho nana a swoju maćer wopušćić a k swojej žonje so dźeržeć, a budźetaj dwaj jene ćěło. Mat. 19, 5. </text:p>
      <text:p text:style-name="P1">32. Ta potajnozć je wulka: ja praju pak wot Chrystusa a wot teje gmejny. </text:p>
      <text:p text:style-name="P1">33. Dha tež wy pak; haj, kóždy měj swoju žonu tak lubo, jako sam so; ta žona pak njech so boji teho muža.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3.tif.large.jpg </text:p>
      <text:p text:style-name="P1">%----------------------------------------------------------- </text:p>
      <text:p text:style-name="P1"><text:s/>Kšezćijanzka (St. 6.) na Ephezizkich. domjaza tafla. 287 </text:p>
      <text:p text:style-name="P1">6. staw. Kšezćijanzka domjaza tafla, duchowne brónje. Tekst na njedźelu Mizericordias Domini. IV. </text:p>
      <text:p text:style-name="P1">1. [Wy dźěći, budźće posłušne swojimaj staršimaj w tym Knjezu; přetož to je zdobne. Kol. 3, 20. </text:p>
      <text:p text:style-name="P1">2. Česć swojeho nana a maćer, to je ta prěnja kazń, kotraž slubjenje ma: 2 Mójz. 20, 12. 5 Mójz. 5, 16. </text:p>
      <text:p text:style-name="P1">3. „So so ći derje póńdźe a ty dołho žiwy budźeš na zemi." </text:p>
      <text:p text:style-name="P1">4. A wy nanojo, njewabće swoje dźěći k hněwej; ale ćehńće je horje w pózćiwozći a w napominanju k temu Knjezej.) Kol. 3, 21. </text:p>
      <text:p text:style-name="P1">5. Wy wotročcy, posłuchajće wašich ćělnych knježich z bojosću a z tšepjetanjom, w swěrnosći wašeje wutroby, jako Chrystusej samemu; Kol. 3, 22. Tit. 2, ó. Phil. 2, 12. 1 Pětr. 2, 18. </text:p>
      <text:p text:style-name="P1">6. Nic jeno ze słužbu před wočomaj, jako čłowjekam k lubosći, ale jako wotročcy Chrystusowi, zo byšće tajku wolu Božu činili z wutrobu a z dobrej wolu. </text:p>
      <text:p text:style-name="P1">7. A wěsće, zo wy temu Knjezej słužiće a nic čłowjekam; </text:p>
      <text:p text:style-name="P1">8. A štož kóždy dobre čini, za to budźe wón wot teho Knjeza mzdu dostać, njech je wotročk abo frejny. Rom. 2, 6. 1 Kor. 3, 8. </text:p>
      <text:p text:style-name="P1">9. A wy knježa, čińće to same tež na nich a wostajće so wašeho hroženja; a wěsće, zo tež waš a jich samych Knjez w njebjesach je, a wón njehlada na žanu paršonu. Jap. zk. 10, 34. Epistola na 21. njedźelu po swj. Trojicy. </text:p>
      <text:p text:style-name="P1">10. [Najposlezy, moji bratřa, posylńće so w tym Knjezu a w tej mocy jeho sylnozće. 1 Kor. 16, 13. </text:p>
      <text:p text:style-name="P1">11. Woblečće so cyłu bróń Božu, zo byšće wy móhli wobstać přećiwo čertowzkemu lesnemu nadběhanju. </text:p>
      <text:p text:style-name="P1">12. Přetož my nimamy z krwju a z ćěłom wojować, ale z fěrštami a z móznymi a z knježimi teho swěta, kotřiž w tej swětnej ćěmnosći knježa, z tymi złymi duchami pod njebjesami. Mat. 16, 17. Jan. 14, 30. </text:p>
      <text:p text:style-name="P1">13. Teho dla wzmiće na so cyłu bróń Boźu, zo byšće wy, hdyž ta zła štunda přińdźe, móhli napřećiwo stać, wšitko derje dokonjeć a wobstać. </text:p>
      <text:p text:style-name="P1">14. Dha stejće a wopasajće swoje ledźby z wěrnozću a woblečće so kabat teje prawdosće, Luk. 12, 35. </text:p>
      <text:p text:style-name="P1">15. A wobujće so škórnje, zo byšće hotowi byli na ewangelion teho měra. </text:p>
      <text:p text:style-name="P1">16. Nade wšitko zapšimńće škit teje wěry, z kotrymž zahasyć móžeće wšitke žehliwe šipy teho złeho njepřećela; 1 Pětr. 5, 9. </text:p>
      <text:p text:style-name="P1">17. A wzmiće kłobuk teho zboža a mječ teho Ducha, kotryž je Bože słowo.) Jez. 59, 17. 1 Thes. 5, 8. </text:p>
      <text:p text:style-name="P1">18. Tež modlće so stajnje k Bohu we wšitkej nuzy, z próstwu a z modlitwu w Duchu, a wachujće na to ze wšej wobztajnozću a próstwu za wšitkich swjatych, </text:p>
      <text:p text:style-name="P1">19. Tež za mnje, zo by mi date było to słowo z wjesełym wotewrjenjom mojeho erta, zo bych wědomne sčinił to potajnztwo teho ewangelija, Kol. 4, 3. 2 Thes. 3, 1. </text:p>
      <text:p text:style-name="P1">20. Kotrehož posoł ja sym w rjećazach, zo bych wot teho sameho chroble rěčał, kaž so zaleži. </text:p>
      <text:p text:style-name="P1">21. So byšće pak wy tež wědźeli, kak zo mnu steji a što činju, to budźe wam wšitko k wědźenju sčinić Tychik, mój luby bratr a swěrny słužomnik w tym Knjezu, Jap. zk. 20, 4. </text:p>
      <text:p text:style-name="P1">22. Kotrehož teho sameho dla sym k wam pósłał, zo byšće zhonili, kak zo mnu steji, a zo by wón waše wutroby troštował. Kol. 4, 7. </text:p>
      <text:p text:style-name="P1">23. Měr budź z tymi bratrami a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4.tif.large.jpg </text:p>
      <text:p text:style-name="P1">%----------------------------------------------------------- </text:p>
      <text:p text:style-name="P1"><text:s/>288 Duchomna bróń. List (1. zt.) lubosć z wěru wot Boha Wótca a za Jezom Chrysta wobztajnje. Hateho Knjeza Jezom Chrysta. mjeń. 2 Kor. 13, 13. </text:p>
      <text:p text:style-name="P1">24. Hnada budź ze wšitkimi, List, pisany z Roma na Ephezizkich kotřiž lubo maja našeho Knjea pósłany přez Tychika. Dźak a modlitwa. List swj. japoštoła Pawoła na Philippizkich. Prěni staw. Dźakowanje zwjazaneho Pawoła. Modlitwa a napominanje k wobztajnemu bědźenju wěry. </text:p>
      <text:p text:style-name="P1">1. Pawoł a Timothej, wotročkaj Jezom Chrysta, wšitkim tym swjatym w Chrystusu Jezusu, kotřiž su w měsće Philippi, tež tym bizkopam a słužomnikam; j gor. 1, 2. </text:p>
      <text:p text:style-name="P1">2. Hnada budź z wami a měr wot Boha, našeho Wótca, a teho Knjeza Jezom Chrysta. Rom. 1, 7. Epistola na 22. njedźelu po swj. Trojicy. </text:p>
      <text:p text:style-name="P1">3. [Ja so dźakuju swojemu Bohu, tak husto jako na was spominam, Rom. 1, 8. </text:p>
      <text:p text:style-name="P1">4. (Kotrež ja přeco činju w kóždej mojej próstwje za was wšitkich, a činju tu próstwu z wjeselom,) </text:p>
      <text:p text:style-name="P1">5. Sa waše towarstwo na tym evangeliju, wot prěnjeho dnja hač sem; </text:p>
      <text:p text:style-name="P1">6. A sym teje dobreje nadźije, zo tón samy, kiž we was tón dobry skutk je započał, jón budźe dokonjeć hač do teho dnja Jezom Chrysta; </text:p>
      <text:p text:style-name="P1">7. Jako tež mi po prawym słuša, zo ja tak wot was wšitkich dźeržu, teho dla, zo ja was w swojej wutrobje mam tu w tym swojim jastwje, hdźež ja to ewangelion zamolwjam a wobtwjerdźuju, dokelž wy wšitcy zo mnu runu hnadu sće dóstali. Eph. 3, 1. St. 4, 1. </text:p>
      <text:p text:style-name="P1">8. Přetož Bóh je mój swědk, zo so mi po was wšitkich wutrobnje chce we Jezusu Chrystusu; Rom. 1, 9. 9 A za to prošu ja, zo by waša lubosć dale a bóle pšibywała we wšitkim póznaću a zhonjenju, </text:p>
      <text:p text:style-name="P1">10. Tak zo byšće wy rozeznali, što by to lěpše było; zo byšće čisći byli bjez poroka a naztorka hač na tón dźeń Chrystusowy, </text:p>
      <text:p text:style-name="P1">11. Napjelnjeni z płodami teje prawdosće, kotrež so přez Jezom Chrysta stanu k česći a chwalbje Božej. Eph. 5, 9. Kol. 1, 10. </text:p>
      <text:p text:style-name="P1">12. Ja dam pak wam k wědźenju, lubi bratřa, zo to same, štož so mi je stało, je na wjetše pšibjeranje teho ewangelija wušło; Eph. 6, 21. 22. Kol. 4, 7. </text:p>
      <text:p text:style-name="P1">13. Tak zo moje zwjazki Chrystusa dla su zjawne sčinjene w cyłej sudnej chěži a pola druhich wšitkich, </text:p>
      <text:p text:style-name="P1">14. A zo wjele bratrow w tym Knjezu su z mojich zwjazkow dobru nadźiju dóstali, zo su so wjele bóle směli wažić, bjez bojosće to słowo rěčeć. Eph. 3, 13. </text:p>
      <text:p text:style-name="P1">15. Někotři wšak prěduja Chrystusa zawisće a zwady dla, někotři pak z dobreje mysle. </text:p>
      <text:p text:style-name="P1">16. Tamni připowědaju Chrystusa zwady dla a nic z čizteje wutroby; dokelž měnja, zo chcedźa wjazy horja mojim zwjazkam pšidawać; </text:p>
      <text:p text:style-name="P1">17. Ći pak z lubosću, dokelž wjedźa, zo ja na zamolwjenju teho ewangelija tudy ležu. Scht. 7. </text:p>
      <text:p text:style-name="P1">18. Što pak je na tym? Hdyž jeno Chrystus pšipowjedany budźe na wšelke wašnje, njech so stanje njenadźujzy abo po prawdźe, dha ja so wšak w tym zwjeselu, haj chcu so hišće dale zwjeselić; St. 2, 18 </text:p>
      <text:p text:style-name="P1">19. Přetož ja wěm, zo mi to same k zbóžnozći wuńć budźe 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11T18:26:33.311535647</dc:date>
    <meta:editing-duration>PT8M55S</meta:editing-duration>
    <meta:editing-cycles>1</meta:editing-cycles>
    <meta:document-statistic meta:table-count="0" meta:image-count="0" meta:object-count="0" meta:page-count="11" meta:paragraph-count="240" meta:word-count="4261" meta:character-count="24917" meta:non-whitespace-character-count="20651"/>
  </office:meta>
</office:document-meta>
</file>